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4QueryResult.get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4QueryResult.setObj( List &lt; String &gt;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4QueryResult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4QueryResult.s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4QueryResult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4QueryResult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4QueryResul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4QueryResult.ge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Cas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